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 style:list-style-name="L2">
      <style:text-properties fo:language="ru" fo:country="RU"/>
    </style:style>
    <style:style style:name="P8" style:family="paragraph" style:parent-style-name="Text_20_body" style:list-style-name="L3">
      <style:text-properties fo:language="ru" fo:country="RU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7cm" draw:z-index="0"><draw:image xlink:href="../../odt/images/066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вигатель постоянного то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3cm" svg:height="1.379cm" draw:z-index="0"><draw:image xlink:href="../../odt/images/066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атематическую модель двигателя постоянного тока (ДПТ) с независимым возбуждением.</text:p>
            <text:p text:style-name="P3"><text:span text:style-name="T2">Уравнения динамики</text:span> блока:</text:p>
            <text:p text:style-name="P4"><draw:frame draw:style-name="fr3" draw:name="Объект6" text:anchor-type="as-char" svg:width="7.066cm" svg:height="3.493cm" draw:z-index="0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3">где<draw:frame draw:style-name="fr3" draw:name="Объект7" text:anchor-type="as-char" svg:width="1.055cm" svg:height="0.564cm" draw:z-index="0"><draw:object xlink:href="./Object 7" xlink:type="simple" xlink:show="embed" xlink:actuate="onLoad"/><draw:image xlink:href="./ObjectReplacements/Object 7" xlink:type="simple" xlink:show="embed" xlink:actuate="onLoad"/></draw:frame>— напряжение, приложенное к якорю двигателя, В;</text:p>
            <text:p text:style-name="P3"><draw:frame draw:style-name="fr3" draw:name="Объект8" text:anchor-type="as-char" svg:width="0.94cm" svg:height="0.564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— ток в цепи якоря двигателя, А;</text:p>
            <text:p text:style-name="P3"><draw:frame draw:style-name="fr3" draw:name="Объект9" text:anchor-type="as-char" svg:width="1.051cm" svg:height="0.564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— угол поворота вала двигателя, рад;</text:p>
            <text:p text:style-name="P3"><draw:frame draw:style-name="fr3" draw:name="Объект10" text:anchor-type="as-char" svg:width="1.466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— момент, развиваемый на валу двигателя, Н·м;</text:p>
            <text:p text:style-name="P3"><text:span text:style-name="T4"><draw:frame draw:style-name="fr3" draw:name="Объект11" text:anchor-type="as-char" svg:width="1.45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— возмущающий момент на валу двигателя, Н·м;</text:span></text:p>
            <text:p text:style-name="P3"><draw:frame draw:style-name="fr3" draw:name="Объект12" text:anchor-type="as-char" svg:width="0.631cm" svg:height="0.621cm" draw:z-index="0"><draw:object xlink:href="./Object 12" xlink:type="simple" xlink:show="embed" xlink:actuate="onLoad"/><draw:image xlink:href="./ObjectReplacements/Object 12" xlink:type="simple" xlink:show="embed" xlink:actuate="onLoad"/></draw:frame>— коэффициент противо-ЭДС;</text:p>
            <text:p text:style-name="P3"><draw:frame draw:style-name="fr3" draw:name="Объект13" text:anchor-type="as-char" svg:width="0.707cm" svg:height="0.621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— моментный коэффициент;</text:p>
            <text:p text:style-name="P3"><draw:frame draw:style-name="fr3" draw:name="Объект14" text:anchor-type="as-char" svg:width="0.545cm" svg:height="0.549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— сопротивление цепи якоря двигателя, Ом;</text:p>
            <text:p text:style-name="P3"><draw:frame draw:style-name="fr3" draw:name="Объект15" text:anchor-type="as-char" svg:width="0.524cm" svg:height="0.549cm" draw:z-index="0"><draw:object xlink:href="./Object 15" xlink:type="simple" xlink:show="embed" xlink:actuate="onLoad"/><draw:image xlink:href="./ObjectReplacements/Object 15" xlink:type="simple" xlink:show="embed" xlink:actuate="onLoad"/><svg:desc>формула</svg:desc></draw:frame>— индуктивность цепи якоря двигателя, Гн;</text:p>
            <text:p text:style-name="P3"><draw:frame draw:style-name="fr3" draw:name="Объект16" text:anchor-type="as-char" svg:width="0.534cm" svg:height="0.549cm" draw:z-index="0"><draw:object xlink:href="./Object 16" xlink:type="simple" xlink:show="embed" xlink:actuate="onLoad"/><draw:image xlink:href="./ObjectReplacements/Object 16" xlink:type="simple" xlink:show="embed" xlink:actuate="onLoad"/><svg:desc>формула</svg:desc></draw:frame>— момент инерции ротора двигателя, кг·м<text:span text:style-name="T1">2</text:span> (при абсолютно жесткой механической передаче без люфта вместо момента инерции ротора двигателя следует рассматривать приведенный момент инерции (J + Jнi2), где Jн - <text:s/>момент инерции нагрузки).</text:p>
            <text:p text:style-name="P3">Блок имеет 2 входных и 3 выходных порта. </text:p>
            <text:p text:style-name="P3"><text:span text:style-name="T2">В</text:span><text:span text:style-name="T2">ходные сигналы</text:span>:</text:p>
            <text:list xml:id="list2185079709067521522" text:style-name="L1">
              <text:list-item>
                <text:p text:style-name="P6">Момент <draw:frame draw:style-name="fr3" draw:name="Объект17" text:anchor-type="as-char" svg:width="1.45cm" svg:height="0.621cm" draw:z-index="0"><draw:object xlink:href="./Object 17" xlink:type="simple" xlink:show="embed" xlink:actuate="onLoad"/><draw:image xlink:href="./ObjectReplacements/Object 17" xlink:type="simple" xlink:show="embed" xlink:actuate="onLoad"/></draw:frame>.</text:p>
              </text:list-item>
              <text:list-item>
                <text:p text:style-name="P6">Напряжение <draw:frame draw:style-name="fr3" draw:name="Объект18" text:anchor-type="as-char" svg:width="1.055cm" svg:height="0.564cm" draw:z-index="0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        </text:list-item>
            </text:list>
            <text:p text:style-name="P3"><text:span text:style-name="T2">В</text:span><text:span text:style-name="T2">ыходны</text:span><text:span text:style-name="T2">е</text:span><text:span text:style-name="T2"> сигналы</text:span>:</text:p>
            <text:list xml:id="list3998871503922338731" text:style-name="L2">
              <text:list-item>
                <text:p text:style-name="P7">Угол <text:span text:style-name="T4">поворота</text:span> вала <draw:frame draw:style-name="fr3" draw:name="Объект1" text:anchor-type="as-char" svg:width="1.051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 рад.</text:p>
              </text:list-item>
              <text:list-item>
                <text:p text:style-name="P7"><text:span text:style-name="T4">Угловая скорость (частота) вращения </text:span><text:span text:style-name="T4"><draw:frame draw:style-name="fr3" draw:name="Объект2" text:anchor-type="as-char" svg:width="1.254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, рад/с.</text:span></text:p>
              </text:list-item>
              <text:list-item>
                <text:p text:style-name="P7"><text:span text:style-name="T4">Момент, развиваемый на валу двигателя </text:span><text:span text:style-name="T4"><draw:frame draw:style-name="fr3" draw:name="Объект3" text:anchor-type="as-char" svg:width="1.466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, Н·м;</text:span></text:p>
              </text:list-item>
            </text:list>
            <text:p text:style-name="P3">Дополнительно на третий выход можно выводить:</text:p>
            <text:list xml:id="list42487642" text:continue-numbering="true" text:style-name="L2">
              <text:list-item>
                <text:p text:style-name="P7">Ток в цепи якоря двигателя <draw:frame draw:style-name="fr3" draw:name="Объект4" text:anchor-type="as-char" svg:width="0.94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, А.</text:p>
              </text:list-item>
            </text:list>
            <text:p text:style-name="P3"><text:span text:style-name="T3">Свойства</text:span>:</text:p>
            <text:list xml:id="list3569273938162453271" text:style-name="L3">
              <text:list-item>
                <text:p text:style-name="P8"><text:span text:style-name="T4">Сопротивление цепи ротора </text:span><text:span text:style-name="T4"><draw:frame draw:style-name="fr3" draw:name="Объект5" text:anchor-type="as-char" svg:width="0.545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4">, Ом;</text:span></text:p>
              </text:list-item>
              <text:list-item>
                <text:p text:style-name="P8"><text:span text:style-name="T4">Индуктивность цепи ротора </text:span><text:span text:style-name="T4"><draw:frame draw:style-name="fr3" draw:name="Объект19" text:anchor-type="as-char" svg:width="0.524cm" svg:height="0.549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4">, Гн;</text:span></text:p>
              </text:list-item>
              <text:list-item>
                <text:p text:style-name="P8"><text:span text:style-name="T4">Моментный коэффициент </text:span><text:span text:style-name="T4"><draw:frame draw:style-name="fr3" draw:name="Объект20" text:anchor-type="as-char" svg:width="0.707cm" svg:height="0.621cm" draw:z-index="0"><draw:object xlink:href="./Object 20" xlink:type="simple" xlink:show="embed" xlink:actuate="onLoad"/><draw:image xlink:href="./ObjectReplacements/Object 20" xlink:type="simple" xlink:show="embed" xlink:actuate="onLoad"/></draw:frame></text:span><text:span text:style-name="T4">;</text:span></text:p>
              </text:list-item>
              <text:list-item>
                <text:p text:style-name="P8"><text:span text:style-name="T4">К</text:span><text:span text:style-name="T4">оэффициент противо-ЭДС </text:span><text:span text:style-name="T4"><draw:frame draw:style-name="fr3" draw:name="Объект21" text:anchor-type="as-char" svg:width="0.631cm" svg:height="0.621cm" draw:z-index="0"><draw:object xlink:href="./Object 21" xlink:type="simple" xlink:show="embed" xlink:actuate="onLoad"/><draw:image xlink:href="./ObjectReplacements/Object 21" xlink:type="simple" xlink:show="embed" xlink:actuate="onLoad"/></draw:frame></text:span><text:span text:style-name="T4">;</text:span></text:p>
              </text:list-item>
              <text:list-item>
                <text:p text:style-name="P8"><text:span text:style-name="T4">Момент инерции ротора двигателя </text:span><text:span text:style-name="T4"><draw:frame draw:style-name="fr3" draw:name="Объект22" text:anchor-type="as-char" svg:width="0.534cm" svg:height="0.549cm" draw:z-index="0"><draw:object xlink:href="./Object 22" xlink:type="simple" xlink:show="embed" xlink:actuate="onLoad"/><draw:image xlink:href="./ObjectReplacements/Object 22" xlink:type="simple" xlink:show="embed" xlink:actuate="onLoad"/></draw:frame></text:span><text:span text:style-name="T4">, кг·м2;</text:span></text:p>
              </text:list-item>
              <text:list-item>
                <text:p text:style-name="P8"><text:span text:style-name="T4">Начальный угол поворота вала двигателя </text:span><text:span text:style-name="T4"><draw:frame draw:style-name="fr3" draw:name="Объект23" text:anchor-type="as-char" svg:width="1.136cm" svg:height="0.564cm" draw:z-index="0"><draw:object xlink:href="./Object 23" xlink:type="simple" xlink:show="embed" xlink:actuate="onLoad"/><draw:image xlink:href="./ObjectReplacements/Object 23" xlink:type="simple" xlink:show="embed" xlink:actuate="onLoad"/></draw:frame></text:span><text:span text:style-name="T4">, рад;</text:span></text:p>
              </text:list-item>
              <text:list-item>
                <text:p text:style-name="P8"><text:span text:style-name="T4">Начальная угловая скорость (частота) вращения вала двигателя </text:span><text:span text:style-name="T4"><draw:frame draw:style-name="fr3" draw:name="Объект24" text:anchor-type="as-char" svg:width="1.339cm" svg:height="0.564cm" draw:z-index="0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 рад/с;</text:span></text:p>
              </text:list-item>
              <text:list-item>
                <text:p text:style-name="P8"><text:span text:style-name="T4">Начальный ток в цепи якоря </text:span><text:span text:style-name="T4"><draw:frame draw:style-name="fr3" draw:name="Объект25" text:anchor-type="as-char" svg:width="1.025cm" svg:height="0.564cm" draw:z-index="0"><draw:object xlink:href="./Object 25" xlink:type="simple" xlink:show="embed" xlink:actuate="onLoad"/><draw:image xlink:href="./ObjectReplacements/Object 25" xlink:type="simple" xlink:show="embed" xlink:actuate="onLoad"/></draw:frame></text:span><text:span text:style-name="T4">, А.</text:span></text:p>
              </text:list-item>
              <text:list-item>
                <text:p text:style-name="P8">Дополнительный вывод.</text:p>
              </text:list-item>
            </text:list>
          </table:table-cell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постоянного тока</dc:title>
    <dc:date>2012-01-29T00:25:55.29</dc:date>
    <meta:generator>OpenOffice_Beta/4.1.0$Win32 OpenOffice.org_project/410m14$Build-9760</meta:generator>
    <meta:editing-duration>PT2H30M33S</meta:editing-duration>
    <meta:editing-cycles>47</meta:editing-cycles>
    <dc:creator>Александр </dc:creator>
    <meta:document-statistic meta:table-count="1" meta:image-count="2" meta:object-count="25" meta:page-count="2" meta:paragraph-count="38" meta:word-count="217" meta:character-count="1395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11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2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13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14/content.xml><?xml version="1.0" encoding="utf-8"?>
<math xmlns="http://www.w3.org/1998/Math/MathML">
  <semantics>
    <mrow>
      <mi>R</mi>
    </mrow>
    <annotation encoding="StarMath 5.0">R</annotation>
  </semantics>
</math>
</file>

<file path=Object 15/content.xml><?xml version="1.0" encoding="utf-8"?>
<math xmlns="http://www.w3.org/1998/Math/MathML">
  <semantics>
    <mrow>
      <mi>L</mi>
    </mrow>
    <annotation encoding="StarMath 5.0">L</annotation>
  </semantics>
</math>
</file>

<file path=Object 16/content.xml><?xml version="1.0" encoding="utf-8"?>
<math xmlns="http://www.w3.org/1998/Math/MathML">
  <semantics>
    <mrow>
      <mi>J</mi>
    </mrow>
    <annotation encoding="StarMath 5.0">J</annotation>
  </semantics>
</math>
</file>

<file path=Object 1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8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9/content.xml><?xml version="1.0" encoding="utf-8"?>
<math xmlns="http://www.w3.org/1998/Math/MathML">
  <semantics>
    <mrow>
      <mi>L</mi>
    </mrow>
    <annotation encoding="StarMath 5.0">L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21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22/content.xml><?xml version="1.0" encoding="utf-8"?>
<math xmlns="http://www.w3.org/1998/Math/MathML">
  <semantics>
    <mrow>
      <mi>J</mi>
    </mrow>
    <annotation encoding="StarMath 5.0">J</annotation>
  </semantics>
</math>
</file>

<file path=Object 23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24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25/content.xml><?xml version="1.0" encoding="utf-8"?>
<math xmlns="http://www.w3.org/1998/Math/MathML">
  <semantics>
    <mrow>
      <mi>i</mi>
      <mrow>
        <mo stretchy="false">(</mo>
        <mrow>
          <mn>0</mn>
        </mrow>
        <mo stretchy="false">)</mo>
      </mrow>
    </mrow>
    <annotation encoding="StarMath 5.0">i(0)</annotation>
  </semantics>
</math>
</file>

<file path=Object 3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i>R</mi>
    </mrow>
    <annotation encoding="StarMath 5.0">R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M</mi>
                    <mi>д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k</mi>
                        <mi>м</mi>
                      </msub>
                      <mo stretchy="false">⋅</mo>
                      <mi>i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o stretchy="false">(</mo>
                      <mrow>
                        <mrow>
                          <mi>R</mi>
                          <mo stretchy="false">+</mo>
                          <mrow>
                            <mi>L</mi>
                            <mo stretchy="false">⋅</mo>
                            <mrow>
                              <mfrac>
                                <mrow>
                                  <mi>d</mi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  <mo stretchy="false">)</mo>
                    </mrow>
                    <mo stretchy="false">⋅</mo>
                    <mi>i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i>u</mi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i>c</mi>
                            </msub>
                            <mo stretchy="false">⋅</mo>
                            <mrow>
                              <mfrac>
                                <mrow>
                                  <mi mathvariant="italic">dq</mi>
                                  <mrow>
                                    <mo stretchy="false">(</mo>
                                    <mrow>
                                      <mi>t</mi>
                                    </mrow>
                                    <mo stretchy="false">)</mo>
                                  </mrow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i>J</mi>
                      <mo stretchy="false">⋅</mo>
                      <mrow>
                        <mfrac>
                          <mrow>
                            <msup>
                              <mi>d</mi>
                              <mn>2</mn>
                            </msup>
                            <mi>q</mi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sup>
                              <mi mathvariant="italic">dt</mi>
                              <mn>2</mn>
                            </msup>
                          </mrow>
                        </mfrac>
                      </mrow>
                    </mrow>
                    <mo stretchy="false">=</mo>
                    <msub>
                      <mi>M</mi>
                      <mi>д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sub>
                      <mi>M</mi>
                      <mi>в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 
M_д(t) = k_м cdot i(t) , #
(R + L cdot {{d} over {dt} }) cdot i(t) = { {u(t) - k_c cdot {{dq(t)} over {dt}}}  } , #
J cdot {{d^2 q(t)} over {dt^2}} = M_д(t) - M_в(t); } right none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8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9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